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5in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P2" style:family="paragraph" style:parent-style-name="Standard">
      <style:paragraph-properties fo:margin-left="0in" fo:margin-right="0.5in" fo:text-indent="0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3" style:family="paragraph" style:parent-style-name="Standard">
      <style:paragraph-properties fo:margin-left="0in" fo:margin-right="0.5in" fo:text-indent="0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margin-left="0in" fo:margin-right="0.5in" fo:text-indent="0in" style:auto-text-indent="false"/>
      <style:text-properties fo:color="#000000" style:font-name="Times New Roman" fo:font-size="11pt" fo:font-weight="bold" style:font-size-asian="11pt" style:font-weight-asian="bold" style:font-name-complex="Times New Roman" style:font-size-complex="11pt"/>
    </style:style>
    <style:style style:name="P5" style:family="paragraph" style:parent-style-name="Standard">
      <style:paragraph-properties fo:margin-left="1.5in" fo:margin-right="0.5in" fo:text-indent="0.5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6" style:family="paragraph" style:parent-style-name="Standard">
      <style:paragraph-properties fo:margin-left="1in" fo:margin-right="0.5in" fo:text-indent="0in" style:auto-text-indent="false"/>
    </style:style>
    <style:style style:name="P7" style:family="paragraph" style:parent-style-name="Standard">
      <style:paragraph-properties fo:margin-left="1in" fo:margin-right="0.5in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Heading_20_4" style:master-page-name="Standard">
      <style:paragraph-properties fo:margin-left="0in" fo:margin-right="0.5in" fo:text-indent="0.5in" style:auto-text-indent="false" style:page-number="auto"/>
      <style:text-properties style:font-name="Times New Roman" style:font-name-complex="Times New Roman" style:font-size-complex="11pt"/>
    </style:style>
    <style:style style:name="T1" style:family="text">
      <style:text-properties style:font-name="Times New Roman" fo:font-size="11pt" style:font-size-asian="11pt" style:font-name-complex="Times New Roman" style:font-size-complex="11pt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Module IV: <text:s/>Assessing Learning/ (November 15 – December 8)</text:h>
      <text:p text:style-name="P3"><text:tab/><text:tab/>Readings:<text:tab/>Huba &amp; Freed: <text:tab/><text:tab/>Chapters 7-9 </text:p>
      <text:p text:style-name="P3"><text:tab/><text:tab/>Assignments:<text:tab/>10. <text:s/>Development / Assessment Folder, Part Four due no later than </text:p>
      <text:p text:style-name="P5">December 8</text:p>
      <text:p text:style-name="P5">11. <text:s/>Final exam due no later than December 10</text:p>
      <text:p text:style-name="P5">12. <text:s/>Participation in online discussion for this module due September 8</text:p>
      <text:p text:style-name="P3"><text:tab/><text:tab/>Class Meeting: <text:s/><text:tab/>December 8</text:p>
      <text:p text:style-name="P3"/>
      <text:p text:style-name="P4">Academic Honor Code:</text:p>
      <text:p text:style-name="P3"/>
      <text:p text:style-name="P6"><text:span text:style-name="T1">Please read the Academic Integrity Policy carefully.</text:span><text:span text:style-name="T2"> </text:span><text:span text:style-name="T1">By continuing in this course you agree to abide by this code.</text:span><text:span text:style-name="T2"> <text:s/></text:span><text:span text:style-name="T1">(</text:span><text:a xlink:type="simple" xlink:href="http://saf.dept.uncg.edu/studiscp/Honor.html"><text:span text:style-name="Internet_20_link"><text:span text:style-name="T1">http://saf.dept.uncg.edu/studiscp/Honor.html</text:span></text:span></text:a><text:span text:style-name="T1">)</text:span></text:p>
      <text:p text:style-name="P1"/>
      <text:p text:style-name="P2">Attendance Policy:</text:p>
      <text:p text:style-name="P1"/>
      <text:p text:style-name="P7">Participants are required to attend all scheduled class meetings. <text:s/>Please plan your calendar accordingly.</text:p>
      <text:p text:style-name="P3"/>
      <text:p text:style-name="P1">Classroom Assesssment Techniques</text:p>
      <text:p text:style-name="Standard"><text:a xlink:type="simple" xlink:href="http://honolulu.hawaii.edu/intranet/committees/FacDevCom/guidebk/teachtip/assess-1.htm"><text:span text:style-name="Internet_20_link">http://honolulu.hawaii.edu/intranet/committees/FacDevCom/guidebk/teachtip/assess-1.htm</text:span></text:a></text:p>
      <text:p text:style-name="Standard"/>
      <text:p text:style-name="Standard"><text:a xlink:type="simple" xlink:href="http://honolulu.hawaii.edu/intranet/committees/FacDevCom/guidebk/teachtip/assess-2.htm"><text:span text:style-name="Internet_20_link">http://honolulu.hawaii.edu/intranet/committees/FacDevCom/guidebk/teachtip/assess-2.htm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" style:font-family-asian="Times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5in" style:auto-text-indent="false" fo:keep-with-next="always"/>
      <style:text-properties fo:color="#000000" style:font-name="Arial Narrow" fo:font-family="'Arial Narrow'" style:font-family-generic="swiss" style:font-pitch="variable" fo:font-size="11pt" fo:font-weight="bold" style:font-size-asian="11pt" style:font-weight-asian="bold" style:font-name-complex="Arial Narrow" style:font-family-complex="'Arial Narrow'" style:font-family-generic-complex="swiss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 IV:  Assessing Learning/ (November 15 – December 8)</dc:title>
    <meta:initial-creator>Dr. G. Steve Atkins</meta:initial-creator>
    <meta:creation-date>2005-08-07T10:14:00</meta:creation-date>
    <dc:creator>Dr. Steve Atkins</dc:creator>
    <dc:date>2005-08-07T10:14:00</dc:date>
    <meta:editing-cycles>2</meta:editing-cycles>
    <meta:editing-duration>P15824DT17H31M44S</meta:editing-duration>
    <meta:document-statistic meta:table-count="0" meta:image-count="0" meta:object-count="0" meta:page-count="1" meta:paragraph-count="14" meta:word-count="96" meta:character-count="844" meta:non-whitespace-character-count="743"/>
    <meta:generator>LibreOffice/4.1.4.2$Windows_x86 LibreOffice_project/0a0440ccc0227ad9829de5f46be37cfb6edcf72</meta:generator>
  </office:meta>
</office:document-meta>
</file>